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b087e" officeooo:paragraph-rsid="000b087e"/>
    </style:style>
    <style:style style:name="P2" style:family="paragraph" style:parent-style-name="Standard">
      <style:text-properties fo:color="#00a933" loext:opacity="100%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b087e" officeooo:paragraph-rsid="000b087e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0c7d42" officeooo:paragraph-rsid="000c7d42"/>
    </style:style>
    <style:style style:name="P7" style:family="paragraph" style:parent-style-name="Standard">
      <style:text-properties officeooo:rsid="00113327" officeooo:paragraph-rsid="00113327"/>
    </style:style>
    <style:style style:name="T1" style:family="text">
      <style:text-properties fo:color="#c9211e" loext:opacity="100%"/>
    </style:style>
    <style:style style:name="T2" style:family="text">
      <style:text-properties officeooo:rsid="000e004d"/>
    </style:style>
    <style:style style:name="T3" style:family="text">
      <style:text-properties officeooo:rsid="00113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T_SPLIT</text:p>
      <text:p text:style-name="P1"/>
      <text:p text:style-name="P1">static int<text:tab/><text:span text:style-name="T1">ft_count</text:span>(char const *str, char c)</text:p>
      <text:p text:style-name="P1"/>
      <text:p text:style-name="P1">static int<text:tab/><text:span text:style-name="T1">ft_setmalloc</text:span>(char const *str, char sp, char **tab)</text:p>
      <text:p text:style-name="P1"/>
      <text:p text:style-name="P1">static void<text:tab/><text:span text:style-name="T1">ft_filltab</text:span>(char const *str, char c, char **tab)</text:p>
      <text:p text:style-name="P1"/>
      <text:p text:style-name="P1">static void<text:tab/><text:span text:style-name="T1">ft_free</text:span>(char **tab)</text:p>
      <text:p text:style-name="P1"/>
      <text:p text:style-name="P1"/>
      <text:p text:style-name="Standard"/>
      <text:p text:style-name="P4">int main()</text:p>
      <text:p text:style-name="Standard">{</text:p>
      <text:p text:style-name="Standard">int i = 0;</text:p>
      <text:p text:style-name="Standard">char* str = "jexparsxxcommexunxxxroi";</text:p>
      <text:p text:style-name="Standard">char** tab;</text:p>
      <text:p text:style-name="P2">// affiche chaine de depart</text:p>
      <text:p text:style-name="Standard">printf("Chaine initiale : %s \n",str);</text:p>
      <text:p text:style-name="P2">// stocke le resultat dans le tableau 2 dim "tab"</text:p>
      <text:p text:style-name="Standard">tab =<text:span text:style-name="T1"> ft_split</text:span>(str,'x');</text:p>
      <text:p text:style-name="Standard"/>
      <text:p text:style-name="P2">//affichage du resultat, soit chaque mot separes par des "x" </text:p>
      <text:p text:style-name="P2">// qui sont copies dans chaque ligne de "tab" sans le separateur</text:p>
      <text:p text:style-name="Standard">while(tab[i] != NULL) </text:p>
      <text:p text:style-name="Standard">{</text:p>
      <text:p text:style-name="Standard">printf("%d : %s\n",i,tab[i]);</text:p>
      <text:p text:style-name="P2">// je désalloue les chaines</text:p>
      <text:p text:style-name="Standard">free(tab[i]);</text:p>
      <text:p text:style-name="Standard">i++;</text:p>
      <text:p text:style-name="Standard">}</text:p>
      <text:p text:style-name="Standard"/>
      <text:p text:style-name="P2">//je desalloue tab</text:p>
      <text:p text:style-name="P3">free(tab);</text:p>
      <text:p text:style-name="Standard">printf("\n");</text:p>
      <text:p text:style-name="Standard">return 0;</text:p>
      <text:p text:style-name="Standard">}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char **ft_split(char const *str, char c)</text:p>
      <text:p text:style-name="Standard">{</text:p>
      <text:p text:style-name="P2">// mon tableau </text:p>
      <text:p text:style-name="Standard">char **tab;</text:p>
      <text:p text:style-name="P2">// mes numeros de lignes</text:p>
      <text:p text:style-name="Standard">int i;</text:p>
      <text:p text:style-name="P2">// protection en cas de chaine vide</text:p>
      <text:p text:style-name="Standard">if (!str)</text:p>
      <text:p text:style-name="Standard">return (NULL);</text:p>
      <text:p text:style-name="P2">// on compte le nbre de mots</text:p>
      <text:p text:style-name="Standard">i = <text:span text:style-name="T1">ft_count</text:span>(str, c);</text:p>
      <text:p text:style-name="P2">// on malloc le nombre de mots + 1 puisqu'on demarre a 0 :</text:p>
      <text:p text:style-name="P2">// 4 lignes == 0, 1, 2, 3</text:p>
      <text:p text:style-name="Standard">tab = malloc((i + 1) * sizeof(char *));</text:p>
      <text:p text:style-name="P2">// gestion erreur malloc tab</text:p>
      <text:p text:style-name="Standard">if (!tab)</text:p>
      <text:p text:style-name="Standard">return (NULL);</text:p>
      <text:p text:style-name="P2">// creation de chaque malloc de chaque morceau de chaine</text:p>
      <text:p text:style-name="Standard">i = <text:span text:style-name="T1">ft_setmalloc</text:span>(str, c, tab);</text:p>
      <text:p text:style-name="P2">// gestion du retour erreur de malloc dans setmalloc</text:p>
      <text:p text:style-name="P2">// dans ce cas on va free tab pour eviter les fuites</text:p>
      <text:p text:style-name="Standard">if (i &lt; 0)</text:p>
      <text:p text:style-name="Standard">{</text:p>
      <text:p text:style-name="Standard"><text:span text:style-name="T1">ft_free</text:span>(tab);</text:p>
      <text:p text:style-name="Standard">return (NULL);</text:p>
      <text:p text:style-name="Standard">}</text:p>
      <text:p text:style-name="P2">// fermer la colonne de tab avec NULL</text:p>
      <text:p text:style-name="P3">tab[i] = NULL<text:span text:style-name="T2">;</text:span></text:p>
      <text:p text:style-name="P2">// remplissage des lignes du tableau</text:p>
      <text:p text:style-name="Standard">if (i &gt; 0)</text:p>
      <text:p text:style-name="Standard"><text:span text:style-name="T1">ft_filltab</text:span>(str, c, tab);</text:p>
      <text:p text:style-name="Standard">return (tab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static int ft_count(char const *str, char c)</text:p>
      <text:p text:style-name="Standard">{</text:p>
      <text:p text:style-name="Standard">int i;</text:p>
      <text:p text:style-name="Standard">int count;</text:p>
      <text:p text:style-name="Standard"/>
      <text:p text:style-name="Standard">i = 0;</text:p>
      <text:p text:style-name="Standard">count = 0;</text:p>
      <text:p text:style-name="Standard">while (str[i] != '\0')</text:p>
      <text:p text:style-name="Standard">{</text:p>
      <text:p text:style-name="P2">// premier cas, on n'est pas sur un separateur</text:p>
      <text:p text:style-name="Standard">if (str[i] != c)</text:p>
      <text:p text:style-name="Standard">{</text:p>
      <text:p text:style-name="P2">// count ajoute 1, il a trouve un mot</text:p>
      <text:p text:style-name="Standard">count++;</text:p>
      <text:p text:style-name="P2">// on rentre dans une boucle pour aller au mot suivant</text:p>
      <text:p text:style-name="Standard">while (str[i] &amp;&amp; str[i] != c)</text:p>
      <text:p text:style-name="Standard">i++;</text:p>
      <text:p text:style-name="Standard">}</text:p>
      <text:p text:style-name="P2">// gestion du cas ou il y a plusieurs separateurs</text:p>
      <text:p text:style-name="Standard">else</text:p>
      <text:p text:style-name="Standard">i++;</text:p>
      <text:p text:style-name="P2">// on retourne au debut de while verifier qu'on est pas en fin de chaine</text:p>
      <text:p text:style-name="Standard">}</text:p>
      <text:p text:style-name="Standard">return (count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static int ft_setmalloc(char const *str, char sp, char **tab)</text:p>
      <text:p text:style-name="Standard">{</text:p>
      <text:p text:style-name="Standard">int i;</text:p>
      <text:p text:style-name="Standard">int letter;</text:p>
      <text:p text:style-name="Standard">int line;</text:p>
      <text:p text:style-name="Standard"/>
      <text:p text:style-name="Standard">i = 0;</text:p>
      <text:p text:style-name="Standard">line = 0;</text:p>
      <text:p text:style-name="Standard"/>
      <text:p text:style-name="P7">// lire la chaine jusqu'au bout</text:p>
      <text:p text:style-name="Standard">while (str[i] != '\0')</text:p>
      <text:p text:style-name="Standard">{</text:p>
      <text:p text:style-name="P7"><text:tab/>// initialiser lettre pour chaque ligne</text:p>
      <text:p text:style-name="Standard"><text:span text:style-name="T3"><text:tab/></text:span>letter = 0;</text:p>
      <text:p text:style-name="P7"><text:tab/></text:p>
      <text:p text:style-name="P7"><text:tab/>// si on n'a pas de separateur</text:p>
      <text:p text:style-name="Standard"><text:span text:style-name="T3"><text:tab/></text:span>if (str[i] != sp)</text:p>
      <text:p text:style-name="Standard"><text:span text:style-name="T3"><text:tab/></text:span>{</text:p>
      <text:p text:style-name="P7"><text:tab/><text:tab/>// tant qu'on n'est ni en fin de string ni sur separateur</text:p>
      <text:p text:style-name="P7"><text:tab/><text:tab/>// avancer dans la lettre du mot en cours, avancer dans la string</text:p>
      <text:p text:style-name="Standard"><text:span text:style-name="T3"><text:tab/><text:tab/></text:span>while (str[i] &amp;&amp; str[i] != sp)</text:p>
      <text:p text:style-name="Standard"><text:span text:style-name="T3"><text:tab/><text:tab/></text:span>{</text:p>
      <text:p text:style-name="Standard"><text:span text:style-name="T3"><text:tab/><text:tab/></text:span>letter++;</text:p>
      <text:p text:style-name="Standard"><text:span text:style-name="T3"><text:tab/><text:tab/></text:span>i++;</text:p>
      <text:p text:style-name="Standard"><text:span text:style-name="T3"><text:tab/><text:tab/></text:span>}</text:p>
      <text:p text:style-name="Standard"/>
      <text:p text:style-name="P7"><text:tab/><text:tab/>// malloc une string du no</text:p>
      <text:p text:style-name="Standard"><text:span text:style-name="T3"><text:tab/><text:tab/></text:span>tab[line] = malloc(sizeof(char) * (letter + 1));</text:p>
      <text:p text:style-name="Standard"><text:span text:style-name="T3"><text:tab/><text:tab/></text:span>if (!tab[line])</text:p>
      <text:p text:style-name="Standard"><text:span text:style-name="T3"><text:tab/><text:tab/><text:tab/></text:span>return (-1);</text:p>
      <text:p text:style-name="Standard"><text:span text:style-name="T3"><text:tab/><text:tab/></text:span>line++;</text:p>
      <text:p text:style-name="Standard"><text:span text:style-name="T3"><text:tab/><text:tab/></text:span>}</text:p>
      <text:p text:style-name="Standard"><text:span text:style-name="T3"><text:tab/></text:span>else</text:p>
      <text:p text:style-name="Standard"><text:span text:style-name="T3"><text:tab/><text:tab/></text:span>i++;</text:p>
      <text:p text:style-name="Standard">}</text:p>
      <text:p text:style-name="Standard">return (line)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28:19.238577237</meta:creation-date>
    <dc:date>2023-02-05T10:10:02.806404975</dc:date>
    <meta:editing-duration>PT11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19" meta:word-count="474" meta:character-count="2458" meta:non-whitespace-character-count="2063"/>
  </office:meta>
</office:document-meta>
</file>